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03 03:05   |   <text:a xlink:type="simple" xlink:href="http://palinfo.habago.org/Entry?Command=Information_PrintForum&amp;iPage=3#FORUM37733"><text:span text:style-name="T1">#</text:span></text:a></text:p>
      <text:p text:style-name="P2">卡韓政變 (133)：民進黨把台灣人當白痴 <text:line-break/><text:line-break/><text:line-break/>陳真 2019. 08. 03. <text:line-break/><text:line-break/><text:line-break/>蔡英文於今年7月 13日出訪「友邦」海地共和國，「送給」海地政府45億 (按：這句話已構成犯罪，我準備等著「落網」)。有民眾不滿凱子金援外交，於是在臉書和Line群組裏頭批評說：「高雄市登革熱防治經費需要五千萬，中央只給了兩千多萬，卻一口氣送給了海地45億，這是什麼政府！」對此大表不滿。 <text:line-break/><text:line-break/>蔡英文聽了很不爽，當她人都還在國外參訪時，隨即在17日之海外記者會上開罵說這些都是「假消息」，是「有人刻意操弄」，因此下令刑事局「偵辦查處」。蔡英文說，「五千萬的登革熱經費並沒有變成兩千多萬，所以是造謠」。可是，目前只撥給高市府兩千六百六十萬，誰知道剩下的錢幾時才會撥下？這樣就叫做「造謠」？ <text:line-break/><text:line-break/>蔡英文一聲令下，它媽的真是效率有夠快，居然一下就「破案」了。就在上星期四 (7月25日)，刑事局宣布「破案」，朱姓男子等數人「落網」，包括轉發訊息者亦遭逮捕。警方分析臉書指出：「分享次數超過8百次以上，超過千人瀏覽，已對社會安寧造成廣大影響」，旋即在全台各縣市逮捕一干「嫌犯」移送法辦。 <text:line-break/><text:line-break/>最離譜的是，其中還包括一位75歲的阿嬤，她在私人的 Line 群組中張貼這個所謂「假消息」，竟遭人截圖告發，警方依觸犯社會秩序維護法，指控她「散佈謠言，影響公共安寧」，移送法辦，坐牢三天或罰款三萬。 <text:line-break/><text:line-break/>私人之間的談話，被他人截圖外流，竟然就要被抓，說她「影響公共安寧」，這不會太荒唐嗎？要抓也是應該抓那個截圖外流散佈訊息者不是嗎？更何況，這些訊息千真萬確，哪來假消息？ <text:line-break/><text:line-break/>蔡英文說，45億是「貸款」，是「借」給海地政府，不是「送」，因此是「造謠」，必須抓起來。可是，台灣過去幾十年來四處「借」給一堆「友邦」，動輒數十億，幾時償還過？更不用說像海地這樣一個極度貪污腐敗的強盜政府。借得出去，拿得回來嗎？有可能嗎？ <text:line-break/><text:line-break/>如果這是假消息，為何海內外媒體大多如此報導？為何不去控告這些媒體或去函更正？而是只會抓網友，甚至抓一個私下抱怨的75歲阿嬤。比方說，就連向來親美親台親得很用力的英國泰晤士報，斗大標題都是這麼寫的，寫得很難聽哦： <text:line-break/><text:line-break/>https://bit.ly/2KbXchs <text:line-break/><text:line-break/>"Taiwan stumps up $150m after Haiti threat to withdraw support"。 <text:line-break/><text:line-break/>stump up 就是被迫掏腰包的意思。翻成中文就是「海地威脅斷交，台灣花錢消災」，簡單說就是勒索。許多海外媒體就是這麼報導的。如果是借錢給海地，日後本金回收，當然就不叫做勒索，問題是：事實是這樣嗎？更接近事實的說法是：這其實就是賄賂。 <text:line-break/><text:line-break/>可是，蔡英文卻睜眼說瞎話，詐騙台灣人。她說。這45億元不但是「貸款」，而且是有著「很大商業性質」的貸款，是一種「投資」，叫做 ODA。蔡英文這些話，完全就是詐欺，把台灣人當白癡。 <text:line-break/><text:line-break/>ODA (Official Development Assistance) 翻成中文就是「政府開發協助」，簡單說就是透過近乎「半買半相送」的優惠貸款，藉以擴大政治影響版圖，同時也改善對方經濟與民生建設，是由政府主導的一種金援，而非什麼商業投資。 <text:line-break/><text:line-break/>ODA之所謂「優惠貸款」，依據OECD (經濟合作與發展組織) 的定義，最少須含有25%的「贈與成分」（grant element，簡稱 GE）。GE並非融資總額的某個百分比，而是有個複雜的計算公式。總而言之，這樣一種政府金援，基本上就是肉包子打狗，正常狀況下雖不至於全部有去無回，但也不會有什麼「商機」在裏頭，因為它根本就不是一種商業投資。 <text:line-break/><text:line-break/>理論上，倘若一個國家很有錢 (通常是已開發國家)，那麼，在某個合理範圍內，富國幫助窮國，天經地義，沒有理由反對。問題不在於 ODA 本身，而是在於民進黨的 ODA 非常荒唐且完全不透明。乾淨的可能性是零！為什麼呢？因為種種行徑，匪夷所思。 <text:line-break/><text:line-break/>首先，蔡英文及整個民進黨，居然把 ODA 說成是一種民間商業融資，否認它是一種政府援助。這就是說謊，把台灣人當白痴。你想，若非被迫，哪家私人銀行敢借幾十億元給海地那樣一種跟搶匪根本沒兩樣的所謂政府？銀行當然是會把錢借給信用良好且有能力償還者，誰會借給一群貪得無饜的搶匪？ <text:line-break/><text:line-break/>但是，民進黨卻睜眼說瞎話，說 ODA 乃是「以債信良好的國家做為承作對象」，而海地就是第一個雀屏中選者，還把它宣傳成一種了不起的政績。可是，海地如果稱得上「債信良好」，那麼全世界就絕對找不到一個債信不良的國家了。事實上，海地甚至連被評等的資格也沒有，因為根本不用評。但是，民進黨卻居然胡扯說選中海地是「經過專業嚴謹的評估與作業程序」。 <text:line-break/><text:line-break/>根據世界經濟論壇「2018全球競爭力The Global Competitiveness Index 4.0報告」，海地競爭力在全球140個參與評等之經濟體中排名第138名，倒數第三名。世界銀行2018年10月公布的「Doing Business 2019」經商環境報告，海地「經商容易度排名」(Ease of Doing Business Ranking) 在全球190個經濟體中排名第182名，一樣是末段班。至於信評方面，從來也沒有過，這也能說是「債信良好」？此外，海地公衛設施與民生基礎建設極差，因為都被貪污光了，國民平均壽命僅有42歲。 <text:line-break/><text:line-break/>今年7月11日，蔡英文展開為期12天的所謂「自由民主永續之旅」，第一站就是海地。台灣媒體一面倒地吹捧，說是什麼與全世界展開民主戰略結盟，宣揚台灣民主價值云云，鬼話連篇，一派胡言。 <text:line-break/><text:line-break/>事實上，海地經常陷入動亂，反貪腐示威抗議不斷，光是過去一年來，暴亂之中就死了數十人，傷者無數。今年六月，一位報導海地總統貪污的記者，疑似被官方派人謀殺，案發時間就在蔡英文出訪海地的前一個月。 <text:line-break/><text:line-break/>海地民眾抗議不斷的原因就是因為主政者瘋狂肆無忌憚的貪污，導致嚴重的通貨膨漲，民不聊生。而貪污的主角之一就是台灣的這位「民主友人」--2017年2月甫上任的海地總統摩依士 (Jovenel Moïse)。 <text:line-break/><text:line-break/>2018年5月底，就在接二連三的邦交國與台灣斷交之際，一如藍營之前海地大使楊承達所預料，這位「民主友人」就趕緊跑來趁火打劫，向台灣威脅要錢了。而且如楊大使先前所說，「金援金額很可能會是天文數字」。甚至可能是為了怕夜長夢多，竟然在所謂聯合公報裏頭還規定時間，必須在60天內完成勒索程序 (聯合公報第四條)，真的非常離譜，就跟綁匪限期交出贖金的作風差不多。 <text:line-break/><text:line-break/>早在摩依士於 2017年當選總統之前，他以及他所屬的政黨就已涉入許多貪污案件，其中金額最大的一項集體貪瀆，就是委內瑞拉所倡議的一個地區性能源合作組織，叫做「石油加勒比計劃」（Petrocaribe），涉案者除摩依士之外，還包括與之友好的兩位海地前總統及十多名官員、民代及大財團。貪污情況之嚴重與荒唐程度，恐怕十個阿扁也比不上。 <text:line-break/><text:line-break/>2016年，海地國會就「石油加勒比計畫」的貪污情況展開調查。今年一月和五月，海地高等審計法院發表調查報告，直指整個貪污集團的核心人物就是摩依士總統，旋即引爆群眾怒火，發生暴動，死傷多人。 <text:line-break/><text:line-break/>調查報告中詳列一長串貪瀆腐敗事證。比方說，很多所謂民生基礎建設淪為「幽靈」建築，根本不存在；所謂修馬路也是修「幽靈」馬路，根本沒動工，錢全進了這位貪污總統以及一群貪官污吏和財團的口袋中，貪瀆金額佔能源計劃援助款項38億美元 (折合台幣一千兩百多億) 的至少六成，亦即大約二十億美元，相當於台幣六百多億遭到私吞濫用，貪婪程度只能用無法無天、肆無忌憚來形容。 <text:line-break/><text:line-break/>再舉個例，2014年，摩依士當總統前，掛名兩家空頭工程公司 Agritrans 和 Betexs 的負責人，和當時擔任海地總統的好朋友馬德立 (Michel Martelly) 政府簽約，假裝說要修馬路，同樣是幾千萬元拿走了，結果修的卻是根本不存在的「幽靈」馬路，膽大包天的貪瀆程度，簡直匪夷所思。 <text:line-break/><text:line-break/>更離譜的是，同一個標案，貪污一次還不夠，竟然還一魚二吃；同一個道路修建計畫，海地政府竟然和摩依士分別掛名的那兩家空頭公司同時簽約，收取兩次費用，卻修建出根本不存在的「幽靈」道路，什麼也沒做。 <text:line-break/><text:line-break/>諸多媒體引述外媒指出，台灣除了金援海地四十五億元之外，這位特別喜歡修建幽靈馬路的摩依士總統，還跟蔡英文另外要求了一筆五千萬美元 (折合台幣十五億) 的修馬路援助款項。台灣方面有沒有偷偷從其它什麼祕密外交的經費管道給出這筆錢我不知道，但你相信這傢伙倘若拿了這十五億，會真的去修馬路嗎？你相信這些錢從台灣流向海地的過程中，一路上都會乾乾淨淨地用來修馬路嗎？修個馬路需要花那麼多錢嗎？海地人民窮得根本連飯都沒得吃了，政府卻整天搞修馬路計畫，你相信這些事之清白嗎？我是完全不信的。為什麼？因為我不是白痴。但是，民進黨顯然把台灣人當白癡，把國庫當成私人金庫。 <text:line-break/><text:line-break/>海地幾任政府之貪婪腐敗，使得海地成為全世界貪腐問題最嚴重的國家之一，這也具體說明了為何在親美政府摩依士上任總統以來的這兩年，海地「反貪腐、有飯吃」的抗議示威與暴動更甚以往，宛如無政府狀態。今年二月，就連美國都宣佈從海地撤僑，各國也紛紛發布紅色旅遊警示或關閉大使館。因為狀況過於嚴重，就連平常不提國際新聞的台灣也有一些相關報導。持續將近一整年的激烈反貪腐示威的第一項要求就是「有飯吃」： <text:line-break/><text:line-break/>今年二月：https://bit.ly/2LSp6Be <text:line-break/><text:line-break/>今年六月：https://bit.ly/2KcQ3h3 <text:line-break/><text:line-break/>各位不妨打開上述兩段報導影片看看，看看蔡英文的「自由民主永續之旅」之第一站「民主友邦」海地是什麼樣的一種狀況？看看蔡英文所謂的「商業投資」或「商業融資」又是具有如何的「龐大商機」？你家如果開銀行，敢把幾十億借給這樣一群貪婪無度的政治犯罪集團嗎？這樣一種「投資」，倘若沒有洗錢、汙錢或五鬼搬運的企圖盤算及政治壓力與黑幕在裏頭，你信嗎？民進黨向國人炫耀的 ODA 首例--海地，說是經過「嚴謹的專業評估與作業流程」，你信嗎？ <text:line-break/><text:line-break/>民進黨強調，除了編列十五億之利息補貼屬於國家預算外，這一千多億的所謂 ODA，純粹是由私人銀行融資，並不會動用納稅人的錢，希望大家放心。這話更是鬼扯蛋。如果不是被迫迎合官方政策，哪個私人銀行會想借錢給海地這樣一個貪腐前科累累的政府？而且，私人銀行出資恐怕更有問題，因為這意味著它無須接受立法院監督。 <text:line-break/><text:line-break/>立委高金素梅有段話講得很對，容我直接引用如下： <text:line-break/><text:line-break/>「行政院說『不是外交援助，而是我國商業銀行融資給外國政府⋯』，暗示這是商業行為。大家看看最近爆發的『慶富獵雷艦聯貸䅁』，組織銀行團聯貸案的就是『商業銀行』，名叫『第一商業銀行』，第一銀行的董事長和總經理是財政部派任的，十家聯貸銀行團的銀行，清一色是公股行庫，董事長總經理全是官派。真正民間商業銀行絶不碰這種高風險的政治貸款，公股的商業銀行卻必須配合政策承作。慶富聯貸案就是未來『ODA模式融資海外公共工程』的寫照。」 <text:line-break/><text:line-break/>銀行錢多得是，搬走個幾百億也許根本不為人所察覺，但是到頭來，難道不就是銀行存款人自身必須承擔起一切風險與損失？要是借出的錢拿不回來怎麼辦？ <text:line-break/><text:line-break/>民進黨說，拿不回來就依據「紐約公約」(The Convention on the Recognition and Enforcement of Foreign Arbitral Awards) 提告啊。這又是在鬼扯了。海地民眾幾年來死傷那麼多人，不斷抗議示威與暴動，尚且都討不回來一毛錢，連想要求一堆貪瀆者下台都辦不到 (而且還越貪越狠)，你以為那些貪官污吏會跟你打什麼「紐約公約」的仲裁官司？然後依據仲裁結果還你錢？有可能嗎？當然不可能。 <text:line-break/><text:line-break/>部份綠媒卻用力護航，除了睜眼說瞎話歌頌摩依士如何勤政愛民之外，並說「成為呆帳」只是一種「假設」，痛罵批評者以「假設性的問題」來「誤導社會大眾」。可是，如果你了解海地，了解民進黨，了解一點國際現實，了解島內外這些行不由徑、貪得無饜的政客，你會相信這是一種了不起的政績嗎？ <text:line-break/><text:line-break/>至於有人說，台灣又不是「紐約公約」的締約國，怎麼申請仲裁？這話其實不對。因為我查過「紐約公約」的網站，台灣當然不是締約國，但海地是，而且沒有申請「互惠保留」(reciprocity reservation)。這意思是說，海地願意接受非締約國之仲裁效力。問題是，你認為海地那樣一種宛若叢林社會的政治環境，那些貪官污吏會鳥你什麼「紐約公約」嗎？ <text:line-break/><text:line-break/>另外，總統府網站上能找到這份聯合公報： <text:line-break/><text:line-break/>https://www.president.gov.tw/NEWS/23387 <text:line-break/><text:line-break/>第五條寫著：「兩國元首重申對於民主價值及原則之重視，並且共同崇尚自由及法治」。真是很不可思議。民進黨卻很得意，說是向全世界推廣民主，推廣台灣價值，建立民主戰略夥伴云云，鬼話連篇。 <text:line-break/><text:line-break/>台灣凱子外交，行之有年，以 ODA為例，往年平均約三億多美元，蔡英文一上台，卻馬上調高十幾倍，變成 35 億美元，亦即一千多億台幣，援助對象包括所謂新南向諸國與友邦。這樣一種內神通外鬼式的金援外交，僅在利息補貼之預算方面需經立院審查，無異黑箱作業；因其不受監督，很可能會有根本無法為外界所知之掏空行庫、洗錢及五鬼搬運和中飽私囊等貪污行為出現。請問你信得過民進黨這個貪婪無度的政治詐騙集團嗎？ <text:line-break/><text:line-break/>這個人渣黨，做賊心虛，為了嚇阻人民批評，竟然大量透過司法手段來對付批評民眾。今年一月，刑事局成立「假訊息查處小組」，全國警察機關成員任務編組竟然高達111人。真是非常離譜。警察是吃飽太閒嗎？ <text:line-break/><text:line-break/>其實，台灣人真是太溫和了，連「送給海地45億，這是什麼政府！」這樣一句如此溫和的批評，竟然也要被司法追殺。它媽的這如果不是人渣黨，什麼是人渣黨？ <text:line-break/><text:line-break/>這回透過 ODA 金援海地四十五億，雖已是天文數字，但是後頭不知道還有沒有更可怕的事。去年 (2018年) 4月2日，親民黨黨團召開一個記者會： <text:line-break/><text:line-break/>https://news.tvbs.com.tw/life/894440 <text:line-break/><text:line-break/>指控蔡英文竟然打算把全國的農業金庫七千億元全部投入 ODA，藉以推動所謂新南向政策。親民黨痛批，農業金庫放款率低，農民平常想借錢，難如登天，民進黨卻竟然要把這七千億元拿去其它國家進行政治豪賭。此事究竟如何，並無下文。我只能說，大家腦子最好清醒一點，認清是非，認清善惡；不要以為政治好像只是一種不須付出代價的身外事。 <text:line-break/><text:line-break/>這二十年來，豺狼當道，人渣橫行，忠良之士卻飽受污名與踐踏，歸根結底問題仍是在於人民實在太好騙，特別是年輕一代，真的是大多近乎腦殘。這樣講很不禮貌，聽起來好像很驕傲，但我還能用什麼樣更謙和含蓄的方式來訴說這個可悲的基本事實呢？ <text:line-break/><text:line-break/>昨天學姊跟我講了個笑話，我覺得挺有意思。她說，"民主就是一群火雞，投票贊成聖誕節。" 依我看，台灣恰恰就是這麼一回事。人民被詐騙集團操弄與洗腦，認賊作父，親手葬送自己原本燦爛輝煌的前景。自欺欺人，寧不悲乎？ <text:line-break/><text:line-break/>========================== <text:line-break/><text:line-break/>又一個千億元黑洞 <text:line-break/><text:line-break/><text:line-break/>2017/10/16 <text:line-break/><text:line-break/>中國時報 主筆室 <text:line-break/><text:line-break/>蔡總統在參加世界台商年會時表示，要以千億元作為「政府開發協助」（ODA）計畫，以支持新南向政策。這是蔡政府另外一個千億元的財政大黑洞，立委高金素梅批評將成為「洗錢」，不是沒道理。 <text:line-break/><text:line-break/>依照蔡英文的說法，這筆錢是用來當專案融資基金，必要時可補貼利差，目標是協助台灣企業與新南向國家的公共工程合作，理想上可協助台商拿到東南亞國家的公共工程，並促進台灣與這些國家的關係。 <text:line-break/><text:line-break/>不過蔡政府還沒有說清楚：這筆錢從哪裡來？依照什麼機制、有什麼徵信過程，如何決定融資對象與額度？當然，更重要的是，萬一發生問題，可以如何確保債權。如果沒有細膩的規畫，沒有找來有金融專業又正派者主其事，確實可能大開洗錢、官商勾結的大門。 <text:line-break/><text:line-break/>試想，某政商關係良好者，拿出沒有什麼價值資產的海外公司向政府申請融資，如果沒有專業把關，廠商拿到貸款後，就因「經營不善」而倒閉，政府手上的擔保品卻沒有價值，只能徒呼負負；即使政府有心透過金融機構追討債權，但畢竟「錢不是自家」的，又碰上政商關係硬者，也是有心無力吧。 <text:line-break/><text:line-break/>至於效益，看看東協國家與大陸政治、經濟關係如此密切，大陸拿出來融資援外的資金更數百倍於台灣，寄望因此打開與東協國家的關係，太過於一廂情願了。 <text:line-break/><text:line-break/>蔡政府的經濟藍圖過分依賴政府撒錢，動輒百億、千億的國家級貿易公司、投資基金、農產品貿易公司、公共建設計畫，這次的ODA計畫算是為台灣再增加一個千億元的財政黑洞。台灣到底有多少個千億元可供蔡政府如此揮霍？ <text:line-break/><text:line-break/>============== <text:line-break/><text:line-break/>【即時短評】打假還是打手？忘了本分的刑事局 <text:line-break/><text:line-break/>聯合報 記者陳金松 <text:line-break/><text:line-break/>2019-07-30 <text:line-break/><text:line-break/><text:line-break/>刑事局最近積極「打假」，轉傳「蔡英文修官邸一億兩千萬」訊息的朱姓退伍軍人昨天被依社維法移送裁處。圖／刑事局提供 <text:line-break/><text:line-break/>最近的刑事局很忙，不是忙著各地頻傳的槍擊案，也不是總統蔡英文上台時信誓旦旦的掃毒和打詐，而是忙著抓上級交辦的「假消息」；從蔡英文「海地金援45億」、「修官邸1億2千萬」，到蘇貞昌「公祭擲筆」，不利的言論刑事局全卯足全力抓人，不管是原始造謠者，還是不滿時局的轉貼民眾。 <text:line-break/><text:line-break/>資訊爆炸年代，網路各種似是而非的訊息充斥，不只政治人物，市井小民也深受其害；假消息不是不能抓，任何造謠傷害訊息，當事人都有權提告，政府也有責任防杜；重點是全民應同一標準，依法行政，而不是對特定人士服務。 <text:line-break/><text:line-break/>看看刑事局今年一月成立的「假訊息查處小組」，全國警察機關成員任務編組達111人，統計至今偵破26件；捫心自問，有幾件和一般民眾有關。 <text:line-break/><text:line-break/>網路爭議訊息氾濫，有些造謠，有些只是質疑或調侃，真的要抓，不但抓不完，也有侵犯言論自由之虞，要警察擔查證責任不僅荒謬，也不是法治國家該有的精神；何況只查辦上級指示案件，連轉傳的不知情者也照抓不誤，和「東廠」何異。 <text:line-break/><text:line-break/>身為刑事專業龍頭，刑事局職司全國重大刑案重責，天天忙著辦違反社會秩序維護法的假消息，忘了自己本業，基層早叫苦不已，高層卻依然故我，何其悲哀。 <text:line-break/><text:line-break/>假消息不可怕，可怕的是麻木不仁的政府，還有甘為打手、忘了自己本分的警察高層。看看仍然困擾著社會大眾的毒品、詐騙、槍擊案，刑事局的角色，如今在那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